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automatic-styles>
    <style:style style:name="Tabell1" style:family="table">
      <style:table-properties style:width="6.6667in" fo:margin-left="0.0146in" table:align="left"/>
    </style:style>
    <style:style style:name="Tabell1.A" style:family="table-column">
      <style:table-column-properties style:column-width="0.5708in"/>
    </style:style>
    <style:style style:name="Tabell1.B" style:family="table-column">
      <style:table-column-properties style:column-width="1.2403in"/>
    </style:style>
    <style:style style:name="Tabell1.C" style:family="table-column">
      <style:table-column-properties style:column-width="0.3014in"/>
    </style:style>
    <style:style style:name="Tabell1.D" style:family="table-column">
      <style:table-column-properties style:column-width="1.2396in"/>
    </style:style>
    <style:style style:name="Tabell1.E" style:family="table-column">
      <style:table-column-properties style:column-width="0.2917in"/>
    </style:style>
    <style:style style:name="Tabell1.F" style:family="table-column">
      <style:table-column-properties style:column-width="1.1986in"/>
    </style:style>
    <style:style style:name="Tabell1.G" style:family="table-column">
      <style:table-column-properties style:column-width="0.291in"/>
    </style:style>
    <style:style style:name="Tabell1.H" style:family="table-column">
      <style:table-column-properties style:column-width="1.2292in"/>
    </style:style>
    <style:style style:name="Tabell1.I" style:family="table-column">
      <style:table-column-properties style:column-width="0.3042in"/>
    </style:style>
    <style:style style:name="Tabell1.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ell1.I1" style:family="table-cell">
      <style:table-cell-properties fo:background-color="#dddddd" fo:padding="0.0382in" fo:border="0.0007in solid #000000" style:writing-mode="lr-tb">
        <style:background-image/>
      </style:table-cell-properties>
    </style:style>
    <style:style style:name="Tabell1.A2" style:family="table-cell">
      <style:table-cell-properties fo:background-color="#dddddd" fo:padding="0.0382in" fo:border-left="0.0007in solid #000000" fo:border-right="none" fo:border-top="none" fo:border-bottom="0.0007in solid #000000" style:writing-mode="lr-tb">
        <style:background-image/>
      </style:table-cell-properties>
    </style:style>
    <style:style style:name="Tabell1.B2" style:family="table-cell">
      <style:table-cell-properties fo:padding="0.0382in" fo:border-left="0.0007in solid #000000" fo:border-right="none" fo:border-top="none" fo:border-bottom="0.0007in solid #000000" style:writing-mode="lr-tb"/>
    </style:style>
    <style:style style:name="Tabell1.I2" style:family="table-cell">
      <style:table-cell-properties fo:background-color="#dddddd" fo:padding="0.0382in" fo:border-left="0.0007in solid #000000" fo:border-right="0.0007in solid #000000" fo:border-top="none" fo:border-bottom="0.0007in solid #000000" style:writing-mode="lr-tb">
        <style:background-image/>
      </style:table-cell-properties>
    </style:style>
    <style:style style:name="Tabell1.15" style:family="table-row">
      <style:table-row-properties style:min-row-height="0.2396in" style:use-optimal-row-height="false"/>
    </style:style>
    <style:style style:name="Tabell1.27" style:family="table-row">
      <style:table-row-properties style:min-row-height="0.1431in" style:use-optimal-row-height="false"/>
    </style:style>
    <style:style style:name="Tabell2" style:family="table">
      <style:table-properties style:width="4.6431in" fo:margin-left="0in" table:align="left"/>
    </style:style>
    <style:style style:name="Tabell2.A" style:family="table-column">
      <style:table-column-properties style:column-width="1.3049in"/>
    </style:style>
    <style:style style:name="Tabell2.B" style:family="table-column">
      <style:table-column-properties style:column-width="0.5854in"/>
    </style:style>
    <style:style style:name="Tabell2.C" style:family="table-column">
      <style:table-column-properties style:column-width="2.7528in"/>
    </style:style>
    <style:style style:name="Tabell2.A1" style:family="table-cell">
      <style:table-cell-properties fo:padding="0.0382in" fo:border-left="0.0007in solid #000000" fo:border-right="none" fo:border-top="0.0007in solid #000000" fo:border-bottom="0.0007in solid #000000" style:writing-mode="lr-tb"/>
    </style:style>
    <style:style style:name="Tabell2.C1" style:family="table-cell">
      <style:table-cell-properties fo:padding="0.0382in" fo:border="0.0007in solid #000000" style:writing-mode="lr-tb"/>
    </style:style>
    <style:style style:name="Tabell2.A2" style:family="table-cell">
      <style:table-cell-properties fo:padding="0.0382in" fo:border-left="0.0007in solid #000000" fo:border-right="none" fo:border-top="none" fo:border-bottom="0.0007in solid #000000" style:writing-mode="lr-tb"/>
    </style:style>
    <style:style style:name="Tabell2.C2" style:family="table-cell">
      <style:table-cell-properties fo:padding="0.0382in" fo:border-left="0.0007in solid #000000" fo:border-right="0.0007in solid #000000" fo:border-top="none" fo:border-bottom="0.0007in solid #000000" style:writing-mode="lr-tb"/>
    </style:style>
    <style:style style:name="Tabell2.13" style:family="table-row">
      <style:table-row-properties style:min-row-height="0.0521in" style:use-optimal-row-height="false"/>
    </style:style>
    <style:style style:name="P1" style:family="paragraph" style:parent-style-name="Text_20_body">
      <style:text-properties fo:font-size="14pt" fo:language="en" fo:country="GB" fo:font-weight="bold" style:font-size-asian="14pt" style:font-weight-asian="bold" style:font-size-complex="14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language="en" fo:country="GB"/>
    </style:style>
    <style:style style:name="P4" style:family="paragraph" style:parent-style-name="Text_20_body">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text-properties fo:font-size="10pt" fo:language="en" fo:country="US" style:font-size-asian="10pt" style:font-size-complex="10pt"/>
    </style:style>
    <style:style style:name="P7" style:family="paragraph" style:parent-style-name="Standard">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font-size="14pt" fo:language="en" fo:country="GB" fo:font-weight="bold" style:font-size-asian="14pt" style:font-weight-asian="bold" style:font-size-complex="14pt" style:font-weight-complex="bold"/>
    </style:style>
    <style:style style:name="P11" style:family="paragraph" style:parent-style-name="Standard">
      <style:text-properties fo:font-size="16pt" fo:language="en" fo:country="US" fo:font-weight="bold" style:font-size-asian="16pt" style:font-weight-asian="bold" style:font-size-complex="16pt" style:font-weight-complex="bold"/>
    </style:style>
    <style:style style:name="P12" style:family="paragraph" style:parent-style-name="Table_20_Contents">
      <style:text-properties fo:font-size="10pt" fo:language="en" fo:country="US"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4" style:family="paragraph" style:parent-style-name="Table_20_Contents">
      <style:text-properties fo:font-size="10pt" fo:language="en" fo:country="US" style:font-size-asian="10pt" style:font-size-complex="10pt"/>
    </style:style>
    <style:style style:name="P15" style:family="paragraph" style:parent-style-name="Table_20_Contents">
      <style:text-properties fo:font-size="10pt" fo:language="en" fo:country="US" fo:font-style="italic"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fo:font-style="italic" style:font-size-asian="10pt" style:font-style-asian="italic" style:font-size-complex="10pt" style:font-style-complex="italic"/>
    </style:style>
    <style:style style:name="P20" style:family="paragraph" style:parent-style-name="Standard" style:master-page-name="MP0">
      <style:paragraph-properties fo:text-align="center" style:justify-single-word="false" style:page-number="auto" fo:break-before="page"/>
      <style:text-properties style:font-name="Andalus" fo:font-size="18pt" fo:language="en" fo:country="GB" fo:font-weight="bold" style:font-size-asian="18pt" style:font-weight-asian="bold" style:font-size-complex="18pt" style:font-weight-complex="bold"/>
    </style:style>
    <style:style style:name="P21" style:family="paragraph" style:parent-style-name="Standard">
      <style:text-properties fo:language="en" fo:country="GB" fo:font-weight="normal" style:font-weight-asian="normal" style:font-weight-complex="normal"/>
    </style:style>
    <style:style style:name="P22"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US"/>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style:font-size-asian="10pt" style:font-size-complex="10pt"/>
    </style:style>
    <style:style style:name="T8" style:family="text">
      <style:text-properties fo:font-size="14pt" fo:language="en" fo:country="GB"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oMM3 mod [of HotA]</text:p>
      <text:p text:style-name="P1">Spell levels and costs</text:p>
      <text:p text:style-name="Standard"><text:span text:style-name="Standardstycketeckensnitt"><text:span text:style-name="T1">Changed levels and costs. Kept faction probabilities as close as possible. Town portal has moved to fire to </text:span></text:span><text:span text:style-name="Standardstycketeckensnitt"><text:span text:style-name="T3">balance the schools. All mass spells cost twice as much mana as their advanced </text:span></text:span><text:span text:style-name="Standardstycketeckensnitt"><text:span text:style-name="T3">version. Advanced and expert town portal, resurrection and berserk also cost more. The goal is to make spellcasting more varied and interesting. To do this I try to make the cost and level of spell to correlate better with its power and usefullness. That m</text:span></text:span><text:span text:style-name="Standardstycketeckensnitt"><text:span text:style-name="T3">eans that weaker spells like land mine or fortune are now cast much more often as you get them before more powerful spells like haste, blind and bless. The higher cost and levels for the power spells also means that might heroes need to invest more into ma</text:span></text:span><text:span text:style-name="Standardstycketeckensnitt"><text:span text:style-name="T3">gic. You can not only get expert earth and slow and call it a day.</text:span></text:span></text:p>
      <text:p text:style-name="P5"/>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column table:style-name="Tabell1.I"/>
        <table:table-row>
          <table:table-cell table:style-name="Tabell1.A1" office:value-type="string">
            <text:p text:style-name="P12">Lore</text:p>
          </table:table-cell>
          <table:table-cell table:style-name="Tabell1.A1" office:value-type="string">
            <text:p text:style-name="P12">Air</text:p>
          </table:table-cell>
          <table:table-cell table:style-name="Tabell1.A1" office:value-type="string">
            <text:p text:style-name="P12"/>
          </table:table-cell>
          <table:table-cell table:style-name="Tabell1.A1" office:value-type="string">
            <text:p text:style-name="P12">Earth</text:p>
          </table:table-cell>
          <table:table-cell table:style-name="Tabell1.A1" office:value-type="string">
            <text:p text:style-name="P12"/>
          </table:table-cell>
          <table:table-cell table:style-name="Tabell1.A1" office:value-type="string">
            <text:p text:style-name="P12">Fire</text:p>
          </table:table-cell>
          <table:table-cell table:style-name="Tabell1.A1" office:value-type="string">
            <text:p text:style-name="P12"/>
          </table:table-cell>
          <table:table-cell table:style-name="Tabell1.A1" office:value-type="string">
            <text:p text:style-name="P12">Water</text:p>
          </table:table-cell>
          <table:table-cell table:style-name="Tabell1.I1" office:value-type="string">
            <text:p text:style-name="P12"/>
          </table:table-cell>
        </table:table-row>
        <table:table-row>
          <table:table-cell table:style-name="Tabell1.A2" office:value-type="string">
            <text:p text:style-name="P12">Level 1</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4">Protection from</text:p>
          </table:table-cell>
          <table:table-cell table:style-name="Tabell1.A2" office:value-type="string">
            <text:p text:style-name="P13">4</text:p>
          </table:table-cell>
          <table:table-cell table:style-name="Tabell1.B2" office:value-type="string">
            <text:p text:style-name="P14">Protection from</text:p>
          </table:table-cell>
          <table:table-cell table:style-name="Tabell1.I2" office:value-type="string">
            <text:p text:style-name="P16">3</text:p>
          </table:table-cell>
        </table:table-row>
        <table:table-row>
          <table:table-cell table:style-name="Tabell1.A2" office:value-type="string">
            <text:p text:style-name="P12"/>
          </table:table-cell>
          <table:table-cell table:style-name="Tabell1.B2" office:value-type="string">
            <text:p text:style-name="P14">View Air</text:p>
          </table:table-cell>
          <table:table-cell table:style-name="Tabell1.A2" office:value-type="string">
            <text:p text:style-name="P13">2</text:p>
          </table:table-cell>
          <table:table-cell table:style-name="Tabell1.B2" office:value-type="string">
            <text:p text:style-name="P14">View Earth</text:p>
          </table:table-cell>
          <table:table-cell table:style-name="Tabell1.A2" office:value-type="string">
            <text:p text:style-name="P13">2</text:p>
          </table:table-cell>
          <table:table-cell table:style-name="Tabell1.B2" office:value-type="string">
            <text:p text:style-name="P15">Misfortune</text:p>
          </table:table-cell>
          <table:table-cell table:style-name="Tabell1.A2" office:value-type="string">
            <text:p text:style-name="P16">5</text:p>
          </table:table-cell>
          <table:table-cell table:style-name="Tabell1.B2" office:value-type="string">
            <text:p text:style-name="P15">Weakness</text:p>
          </table:table-cell>
          <table:table-cell table:style-name="Tabell1.I2" office:value-type="string">
            <text:p text:style-name="P13">5</text:p>
          </table:table-cell>
        </table:table-row>
        <table:table-row>
          <table:table-cell table:style-name="Tabell1.A2" office:value-type="string">
            <text:p text:style-name="P12"/>
          </table:table-cell>
          <table:table-cell table:style-name="Tabell1.B2" office:value-type="string">
            <text:p text:style-name="P15">Fortune</text:p>
          </table:table-cell>
          <table:table-cell table:style-name="Tabell1.A2" office:value-type="string">
            <text:p text:style-name="P13">5</text:p>
          </table:table-cell>
          <table:table-cell table:style-name="Tabell1.B2" office:value-type="string">
            <text:p text:style-name="P14">Stone Skin</text:p>
          </table:table-cell>
          <table:table-cell table:style-name="Tabell1.A2" office:value-type="string">
            <text:p text:style-name="P13">5</text:p>
          </table:table-cell>
          <table:table-cell table:style-name="Tabell1.B2" office:value-type="string">
            <text:p text:style-name="P14">Bloodlust</text:p>
          </table:table-cell>
          <table:table-cell table:style-name="Tabell1.A2" office:value-type="string">
            <text:p text:style-name="P16">5</text:p>
          </table:table-cell>
          <table:table-cell table:style-name="Tabell1.B2" office:value-type="string">
            <text:p text:style-name="P14">Dispel</text:p>
          </table:table-cell>
          <table:table-cell table:style-name="Tabell1.I2" office:value-type="string">
            <text:p text:style-name="P16">5</text:p>
          </table:table-cell>
        </table:table-row>
        <table:table-row>
          <table:table-cell table:style-name="Tabell1.A2" office:value-type="string">
            <text:p text:style-name="P12"/>
          </table:table-cell>
          <table:table-cell table:style-name="Tabell1.B2" office:value-type="string">
            <text:p text:style-name="P14">Disguise</text:p>
          </table:table-cell>
          <table:table-cell table:style-name="Tabell1.A2" office:value-type="string">
            <text:p text:style-name="P13">4</text:p>
          </table:table-cell>
          <table:table-cell table:style-name="Tabell1.B2" office:value-type="string">
            <text:p text:style-name="P15">Quicksand</text:p>
          </table:table-cell>
          <table:table-cell table:style-name="Tabell1.A2" office:value-type="string">
            <text:p text:style-name="P16">6</text:p>
          </table:table-cell>
          <table:table-cell table:style-name="Tabell1.B2" office:value-type="string">
            <text:p text:style-name="P15">Land Mine</text:p>
          </table:table-cell>
          <table:table-cell table:style-name="Tabell1.A2" office:value-type="string">
            <text:p text:style-name="P16">6</text:p>
          </table:table-cell>
          <table:table-cell table:style-name="Tabell1.B2" office:value-type="string">
            <text:p text:style-name="P14">Cure</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5">Precision</text:p>
          </table:table-cell>
          <table:table-cell table:style-name="Tabell1.A2" office:value-type="string">
            <text:p text:style-name="P16">5</text:p>
          </table:table-cell>
          <table:table-cell table:style-name="Tabell1.B2" office:value-type="string">
            <text:p text:style-name="P15">Shield</text:p>
          </table:table-cell>
          <table:table-cell table:style-name="Tabell1.A2" office:value-type="string">
            <text:p text:style-name="P13">6</text:p>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Summon Boat</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Magic mirror</text:p>
          </table:table-cell>
          <table:table-cell table:style-name="Tabell1.A2" office:value-type="string">
            <text:p text:style-name="P16">5</text:p>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Scuttle Boat</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2</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I2" office:value-type="string">
            <text:p text:style-name="P13">4</text:p>
          </table:table-cell>
        </table:table-row>
        <table:table-row>
          <table:table-cell table:style-name="Tabell1.A2" office:value-type="string">
            <text:p text:style-name="P12"/>
          </table:table-cell>
          <table:table-cell table:style-name="Tabell1.B2" office:value-type="string">
            <text:p text:style-name="P14">Disrupting Ray</text:p>
          </table:table-cell>
          <table:table-cell table:style-name="Tabell1.A2" office:value-type="string">
            <text:p text:style-name="P13">8</text:p>
          </table:table-cell>
          <table:table-cell table:style-name="Tabell1.B2" office:value-type="string">
            <text:p text:style-name="P14">Death Ripple</text:p>
          </table:table-cell>
          <table:table-cell table:style-name="Tabell1.A2" office:value-type="string">
            <text:p text:style-name="P16">12</text:p>
          </table:table-cell>
          <table:table-cell table:style-name="Tabell1.B2" office:value-type="string">
            <text:p text:style-name="P15">Curse</text:p>
          </table:table-cell>
          <table:table-cell table:style-name="Tabell1.A2" office:value-type="string">
            <text:p text:style-name="P16">8</text:p>
          </table:table-cell>
          <table:table-cell table:style-name="Tabell1.B2" office:value-type="string">
            <text:p text:style-name="P15">Bless</text:p>
          </table:table-cell>
          <table:table-cell table:style-name="Tabell1.I2" office:value-type="string">
            <text:p text:style-name="P16">8</text:p>
          </table:table-cell>
        </table:table-row>
        <table:table-row>
          <table:table-cell table:style-name="Tabell1.A2" office:value-type="string">
            <text:p text:style-name="P12"/>
          </table:table-cell>
          <table:table-cell table:style-name="Tabell1.B2" office:value-type="string">
            <text:p text:style-name="P15">Destroy Undead</text:p>
          </table:table-cell>
          <table:table-cell table:style-name="Tabell1.A2" office:value-type="string">
            <text:p text:style-name="P13">12</text:p>
          </table:table-cell>
          <table:table-cell table:style-name="Tabell1.B2" office:value-type="string">
            <text:p text:style-name="P15">Earthquake</text:p>
          </table:table-cell>
          <table:table-cell table:style-name="Tabell1.A2" office:value-type="string">
            <text:p text:style-name="P13">12</text:p>
          </table:table-cell>
          <table:table-cell table:style-name="Tabell1.B2" office:value-type="string">
            <text:p text:style-name="P14">Fire wall</text:p>
          </table:table-cell>
          <table:table-cell table:style-name="Tabell1.A2" office:value-type="string">
            <text:p text:style-name="P13">8</text:p>
          </table:table-cell>
          <table:table-cell table:style-name="Tabell1.B2" office:value-type="string">
            <text:p text:style-name="P14">Remove obstacle</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Lightning Bolt</text:p>
          </table:table-cell>
          <table:table-cell table:style-name="Tabell1.A2" office:value-type="string">
            <text:p text:style-name="P16">12</text:p>
          </table:table-cell>
          <table:table-cell table:style-name="Tabell1.B2" office:value-type="string">
            <text:p text:style-name="P15">Sorrow</text:p>
          </table:table-cell>
          <table:table-cell table:style-name="Tabell1.A2" office:value-type="string">
            <text:p text:style-name="P16">10</text:p>
          </table:table-cell>
          <table:table-cell table:style-name="Tabell1.B2" office:value-type="string">
            <text:p text:style-name="P15">Fire Shield</text:p>
          </table:table-cell>
          <table:table-cell table:style-name="Tabell1.A2" office:value-type="string">
            <text:p text:style-name="P16">10</text:p>
          </table:table-cell>
          <table:table-cell table:style-name="Tabell1.B2" office:value-type="string">
            <text:p text:style-name="P15">Mirth</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Counterstrike</text:p>
          </table:table-cell>
          <table:table-cell table:style-name="Tabell1.A2" office:value-type="string">
            <text:p text:style-name="P16">10</text:p>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5">Slayer</text:p>
          </table:table-cell>
          <table:table-cell table:style-name="Tabell1.A2" office:value-type="string">
            <text:p text:style-name="P16">8</text:p>
          </table:table-cell>
          <table:table-cell table:style-name="Tabell1.B2" office:value-type="string">
            <text:p text:style-name="P14">Ice bolt</text:p>
          </table:table-cell>
          <table:table-cell table:style-name="Tabell1.I2" office:value-type="string">
            <text:p text:style-name="P16">9</text:p>
          </table:table-cell>
        </table:table-row>
        <table:table-row table:style-name="Tabell1.15">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7"/>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3</text:p>
          </table:table-cell>
          <table:table-cell table:style-name="Tabell1.B2" office:value-type="string">
            <text:p text:style-name="P15">Haste</text:p>
          </table:table-cell>
          <table:table-cell table:style-name="Tabell1.A2" office:value-type="string">
            <text:p text:style-name="P16">12</text:p>
          </table:table-cell>
          <table:table-cell table:style-name="Tabell1.B2" office:value-type="string">
            <text:p text:style-name="P15">Slow</text:p>
          </table:table-cell>
          <table:table-cell table:style-name="Tabell1.A2" office:value-type="string">
            <text:p text:style-name="P16">12</text:p>
          </table:table-cell>
          <table:table-cell table:style-name="Tabell1.B2" office:value-type="string">
            <text:p text:style-name="P15">Blind</text:p>
          </table:table-cell>
          <table:table-cell table:style-name="Tabell1.A2" office:value-type="string">
            <text:p text:style-name="P16">15</text:p>
          </table:table-cell>
          <table:table-cell table:style-name="Tabell1.B2" office:value-type="string">
            <text:p text:style-name="P14">Forgetfulness</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Air shield</text:p>
          </table:table-cell>
          <table:table-cell table:style-name="Tabell1.A2" office:value-type="string">
            <text:p text:style-name="P16">12</text:p>
          </table:table-cell>
          <table:table-cell table:style-name="Tabell1.B2" office:value-type="string">
            <text:p text:style-name="P14">Force Field</text:p>
          </table:table-cell>
          <table:table-cell table:style-name="Tabell1.A2" office:value-type="string">
            <text:p text:style-name="P13">12</text:p>
          </table:table-cell>
          <table:table-cell table:style-name="Tabell1.B2" office:value-type="string">
            <text:p text:style-name="Table_20_Contents"><text:span text:style-name="Standardstycketeckensnitt"><text:span text:style-name="T5">Frenzy</text:span></text:span></text:p>
          </table:table-cell>
          <table:table-cell table:style-name="Tabell1.A2" office:value-type="string">
            <text:p text:style-name="P16">15</text:p>
          </table:table-cell>
          <table:table-cell table:style-name="Tabell1.B2" office:value-type="string">
            <text:p text:style-name="P14">Teleport</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Hypnotize</text:p>
          </table:table-cell>
          <table:table-cell table:style-name="Tabell1.A2" office:value-type="string">
            <text:p text:style-name="P13">18</text:p>
          </table:table-cell>
          <table:table-cell table:style-name="Tabell1.B2" office:value-type="string">
            <text:p text:style-name="P14">Anti-magic</text:p>
          </table:table-cell>
          <table:table-cell table:style-name="Tabell1.A2" office:value-type="string">
            <text:p text:style-name="P16">12</text:p>
          </table:table-cell>
          <table:table-cell table:style-name="Tabell1.B2" office:value-type="string">
            <text:p text:style-name="P14">Fire Ball</text:p>
          </table:table-cell>
          <table:table-cell table:style-name="Tabell1.A2" office:value-type="string">
            <text:p text:style-name="P13">15</text:p>
          </table:table-cell>
          <table:table-cell table:style-name="Tabell1.B2" office:value-type="string">
            <text:p text:style-name="P14">Frost Ring</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Water walk</text:p>
          </table:table-cell>
          <table:table-cell table:style-name="Tabell1.I2" office:value-type="string">
            <text:p text:style-name="P13">12</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I2" office:value-type="string">
            <text:p text:style-name="P13"/>
          </table:table-cell>
        </table:table-row>
        <table:table-row>
          <table:table-cell table:style-name="Tabell1.A2" office:value-type="string">
            <text:p text:style-name="P12">Level 4</text:p>
          </table:table-cell>
          <table:table-cell table:style-name="Tabell1.B2" office:value-type="string">
            <text:p text:style-name="P15">Summon Elemental</text:p>
          </table:table-cell>
          <table:table-cell table:style-name="Tabell1.A2" office:value-type="string">
            <text:p text:style-name="P13">22</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I2" office:value-type="string">
            <text:p text:style-name="P13">22</text:p>
          </table:table-cell>
        </table:table-row>
        <table:table-row>
          <table:table-cell table:style-name="Tabell1.A2" office:value-type="string">
            <text:p text:style-name="P12"/>
          </table:table-cell>
          <table:table-cell table:style-name="Tabell1.B2" office:value-type="string">
            <text:p text:style-name="P14">Chain Lightning</text:p>
          </table:table-cell>
          <table:table-cell table:style-name="Tabell1.A2" office:value-type="string">
            <text:p text:style-name="P13">24</text:p>
          </table:table-cell>
          <table:table-cell table:style-name="Tabell1.B2" office:value-type="string">
            <text:p text:style-name="P15">Animate dead</text:p>
          </table:table-cell>
          <table:table-cell table:style-name="Tabell1.A2" office:value-type="string">
            <text:p text:style-name="P16">24</text:p>
          </table:table-cell>
          <table:table-cell table:style-name="Tabell1.B2" office:value-type="string">
            <text:p text:style-name="P15">Sacrifice</text:p>
          </table:table-cell>
          <table:table-cell table:style-name="Tabell1.A2" office:value-type="string">
            <text:p text:style-name="P16">24</text:p>
          </table:table-cell>
          <table:table-cell table:style-name="Tabell1.B2" office:value-type="string">
            <text:p text:style-name="P14">Prayer</text:p>
          </table:table-cell>
          <table:table-cell table:style-name="Tabell1.I2" office:value-type="string">
            <text:p text:style-name="P13">16</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Meteor Shower</text:p>
          </table:table-cell>
          <table:table-cell table:style-name="Tabell1.A2" office:value-type="string">
            <text:p text:style-name="P16">20</text:p>
          </table:table-cell>
          <table:table-cell table:style-name="Tabell1.B2" office:value-type="string">
            <text:p text:style-name="P14">Inferno</text:p>
          </table:table-cell>
          <table:table-cell table:style-name="Tabell1.A2" office:value-type="string">
            <text:p text:style-name="P13">16</text:p>
          </table:table-cell>
          <table:table-cell table:style-name="Tabell1.B2" office:value-type="string">
            <text:p text:style-name="P14">Clone</text:p>
          </table:table-cell>
          <table:table-cell table:style-name="Tabell1.I2" office:value-type="string">
            <text:p text:style-name="P13">24</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Level 5</text:p>
          </table:table-cell>
          <table:table-cell table:style-name="Tabell1.B2" office:value-type="string">
            <text:p text:style-name="P14">Dimension Door</text:p>
          </table:table-cell>
          <table:table-cell table:style-name="Tabell1.A2" office:value-type="string">
            <text:p text:style-name="P13">25</text:p>
          </table:table-cell>
          <table:table-cell table:style-name="Tabell1.B2" office:value-type="string">
            <text:p text:style-name="P15">Resurrection</text:p>
          </table:table-cell>
          <table:table-cell table:style-name="Tabell1.A2" office:value-type="string">
            <text:p text:style-name="P16">25</text:p>
          </table:table-cell>
          <table:table-cell table:style-name="Tabell1.B2" office:value-type="string">
            <text:p text:style-name="P15">Town portal</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
          </table:table-cell>
          <table:table-cell table:style-name="Tabell1.B2" office:value-type="string">
            <text:p text:style-name="P14">Fly</text:p>
          </table:table-cell>
          <table:table-cell table:style-name="Tabell1.A2" office:value-type="string">
            <text:p text:style-name="P13">20</text:p>
          </table:table-cell>
          <table:table-cell table:style-name="Tabell1.B2" office:value-type="string">
            <text:p text:style-name="P14">Implosion</text:p>
          </table:table-cell>
          <table:table-cell table:style-name="Tabell1.A2" office:value-type="string">
            <text:p text:style-name="P13">30</text:p>
          </table:table-cell>
          <table:table-cell table:style-name="Tabell1.B2" office:value-type="string">
            <text:p text:style-name="P15">Armageddon</text:p>
          </table:table-cell>
          <table:table-cell table:style-name="Tabell1.A2" office:value-type="string">
            <text:p text:style-name="P16">30</text:p>
          </table:table-cell>
          <table:table-cell table:style-name="Tabell1.B2" office:value-type="string">
            <text:p text:style-name="P14"/>
          </table:table-cell>
          <table:table-cell table:style-name="Tabell1.I2" office:value-type="string">
            <text:p text:style-name="P13"/>
          </table:table-cell>
        </table:table-row>
        <table:table-row table:style-name="Tabell1.27">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Berserk</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
      <text:p text:style-name="P2"><text:soft-page-break/>Spell effects</text:p>
      <text:p text:style-name="P3">The primary goal is to make some of the worst spell more useful. The secondary is to make spell power a bit more useful and to compensate by making levels in magic shool a bit less.</text:p>
      <text:p text:style-name="P5"/>
      <table:table table:name="Tabell2" table:style-name="Tabell2">
        <table:table-column table:style-name="Tabell2.A"/>
        <table:table-column table:style-name="Tabell2.B"/>
        <table:table-column table:style-name="Tabell2.C"/>
        <table:table-row>
          <table:table-cell table:style-name="Tabell2.A1" office:value-type="string">
            <text:p text:style-name="P18">Name</text:p>
          </table:table-cell>
          <table:table-cell table:style-name="Tabell2.A1" office:value-type="string">
            <text:p text:style-name="P18">Power</text:p>
          </table:table-cell>
          <table:table-cell table:style-name="Tabell2.C1" office:value-type="string">
            <text:p text:style-name="P18">Level</text:p>
          </table:table-cell>
        </table:table-row>
        <table:table-row>
          <table:table-cell table:style-name="Tabell2.A2" office:value-type="string">
            <text:p text:style-name="P6">Land Mine</text:p>
          </table:table-cell>
          <table:table-cell table:style-name="Tabell2.A2" office:value-type="string">
            <text:p text:style-name="P18">10</text:p>
          </table:table-cell>
          <table:table-cell table:style-name="Tabell2.C2" office:value-type="string">
            <text:p text:style-name="Table_20_Contents"><text:span text:style-name="Standardstycketeckensnitt"><text:span text:style-name="T6">0/0/0 <text:s/></text:span></text:span><text:span text:style-name="Standardstycketeckensnitt"><text:span text:style-name="T7">[25/50/100]</text:span></text:span></text:p>
          </table:table-cell>
        </table:table-row>
        <table:table-row>
          <table:table-cell table:style-name="Tabell2.A2" office:value-type="string">
            <text:p text:style-name="P18">Death Ripple</text:p>
          </table:table-cell>
          <table:table-cell table:style-name="Tabell2.A2" office:value-type="string">
            <text:p text:style-name="Table_20_Contents"><text:span text:style-name="Standardstycketeckensnitt"><text:span text:style-name="T6">10 <text:s/></text:span></text:span><text:span text:style-name="Standardstycketeckensnitt"><text:span text:style-name="T7">[5]</text:span></text:span></text:p>
          </table:table-cell>
          <table:table-cell table:style-name="Tabell2.C2" office:value-type="string">
            <text:p text:style-name="P19">5/10/15 [10/20/30]</text:p>
          </table:table-cell>
        </table:table-row>
        <table:table-row>
          <table:table-cell table:style-name="Tabell2.A2" office:value-type="string">
            <text:p text:style-name="P6">Frost Ring</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8">20/40/60</text:p>
          </table:table-cell>
        </table:table-row>
        <table:table-row>
          <table:table-cell table:style-name="Tabell2.A2" office:value-type="string">
            <text:p text:style-name="P6">Fireball</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8">20/40/60</text:p>
          </table:table-cell>
        </table:table-row>
        <table:table-row>
          <table:table-cell table:style-name="Tabell2.A2" office:value-type="string">
            <text:p text:style-name="P6">Inferno</text:p>
          </table:table-cell>
          <table:table-cell table:style-name="Tabell2.A2" office:value-type="string">
            <text:p text:style-name="Table_20_Contents"><text:span text:style-name="Standardstycketeckensnitt"><text:span text:style-name="T6">15 </text:span></text:span><text:span text:style-name="Standardstycketeckensnitt"><text:span text:style-name="T7">[10]</text:span></text:span></text:p>
          </table:table-cell>
          <table:table-cell table:style-name="Tabell2.C2" office:value-type="string">
            <text:p text:style-name="Table_20_Contents"><text:span text:style-name="Standardstycketeckensnitt"><text:span text:style-name="T7">20/40/</text:span></text:span><text:span text:style-name="Standardstycketeckensnitt"><text:span text:style-name="T6">60 <text:s/>[80]</text:span></text:span></text:p>
          </table:table-cell>
        </table:table-row>
        <table:table-row>
          <table:table-cell table:style-name="Tabell2.A2" office:value-type="string">
            <text:p text:style-name="P18">Implosion</text:p>
          </table:table-cell>
          <table:table-cell table:style-name="Tabell2.A2" office:value-type="string">
            <text:p text:style-name="Table_20_Contents"><text:span text:style-name="Standardstycketeckensnitt"><text:span text:style-name="T6">80 <text:s/></text:span></text:span><text:span text:style-name="Standardstycketeckensnitt"><text:span text:style-name="T7">[75]</text:span></text:span></text:p>
          </table:table-cell>
          <table:table-cell table:style-name="Tabell2.C2" office:value-type="string">
            <text:p text:style-name="P19">50/100/150 <text:s/>[100/200/300]</text:p>
          </table:table-cell>
        </table:table-row>
        <table:table-row>
          <table:table-cell table:style-name="Tabell2.A2" office:value-type="string">
            <text:p text:style-name="P18">Armageddon</text:p>
          </table:table-cell>
          <table:table-cell table:style-name="Tabell2.A2" office:value-type="string">
            <text:p text:style-name="Table_20_Contents"><text:span text:style-name="Standardstycketeckensnitt"><text:span text:style-name="T6">50</text:span></text:span><text:span text:style-name="Standardstycketeckensnitt"><text:span text:style-name="T7"> [40]</text:span></text:span></text:p>
          </table:table-cell>
          <table:table-cell table:style-name="Tabell2.C2" office:value-type="string">
            <text:p text:style-name="Table_20_Contents"><text:span text:style-name="Standardstycketeckensnitt"><text:span text:style-name="T7">30/60/</text:span></text:span><text:span text:style-name="Standardstycketeckensnitt"><text:span text:style-name="T6">90 <text:s/>[30/60/120]</text:span></text:span></text:p>
          </table:table-cell>
        </table:table-row>
        <table:table-row>
          <table:table-cell table:style-name="Tabell2.A2" office:value-type="string">
            <text:p text:style-name="P6">Hypnotize</text:p>
          </table:table-cell>
          <table:table-cell table:style-name="Tabell2.A2" office:value-type="string">
            <text:p text:style-name="Table_20_Contents"><text:span text:style-name="Standardstycketeckensnitt"><text:span text:style-name="T6">50 <text:s/></text:span></text:span><text:span text:style-name="Standardstycketeckensnitt"><text:span text:style-name="T7">[25]</text:span></text:span></text:p>
          </table:table-cell>
          <table:table-cell table:style-name="Tabell2.C2" office:value-type="string">
            <text:p text:style-name="P19">15/30/45 <text:s/>[10/20/50]</text:p>
          </table:table-cell>
        </table:table-row>
        <table:table-row>
          <table:table-cell table:style-name="Tabell2.A2" office:value-type="string">
            <text:p text:style-name="P6">Animate Dead</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9">20/40/60 <text:s/>[30/60/160]</text:p>
          </table:table-cell>
        </table:table-row>
        <table:table-row>
          <table:table-cell table:style-name="Tabell2.A2" office:value-type="string">
            <text:p text:style-name="P6">Resurrect</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9">20/40/60 <text:s/>[40/80/160]</text:p>
          </table:table-cell>
        </table:table-row>
        <table:table-row>
          <table:table-cell table:style-name="Tabell2.A2" office:value-type="string">
            <text:p text:style-name="P6">Dimension Door</text:p>
          </table:table-cell>
          <table:table-cell table:style-name="Tabell2.A2" office:value-type="string">
            <text:p text:style-name="P19"/>
          </table:table-cell>
          <table:table-cell table:style-name="Tabell2.C2" office:value-type="string">
            <text:p text:style-name="P6">1/2/3 [2/3/4]</text:p>
          </table:table-cell>
        </table:table-row>
        <table:table-row table:style-name="Tabell2.13">
          <table:table-cell table:style-name="Tabell2.A2" office:value-type="string">
            <text:p text:style-name="P6">Fortune/Misfortune</text:p>
          </table:table-cell>
          <table:table-cell table:style-name="Tabell2.A2" office:value-type="string">
            <text:p text:style-name="P19"/>
          </table:table-cell>
          <table:table-cell table:style-name="Tabell2.C2" office:value-type="string">
            <text:p text:style-name="P6">2/3/3 Luck [1/2]</text:p>
          </table:table-cell>
        </table:table-row>
        <table:table-row table:style-name="Tabell2.13">
          <table:table-cell table:style-name="Tabell2.A2" office:value-type="string">
            <text:p text:style-name="P6">Magic Mirror</text:p>
          </table:table-cell>
          <table:table-cell table:style-name="Tabell2.A2" office:value-type="string">
            <text:p text:style-name="P19"/>
          </table:table-cell>
          <table:table-cell table:style-name="Tabell2.C2" office:value-type="string">
            <text:p text:style-name="P6">30/40/50 [20/30/40]</text:p>
          </table:table-cell>
        </table:table-row>
      </table:table>
      <text:p text:style-name="P11"/>
      <text:p text:style-name="P11">Hero classes</text:p>
      <text:p text:style-name="P5"/>
      <text:p text:style-name="P5">The stronger spells have become more expensive. To afford the more expensive spells all magic hero classes except elementalists get +1 spell power and knowledge. This keeps them unique while making the difference between might and magic larger. <text:s/>The only unsalvagable secondary skill is eagle eye. I removed it for all classes.</text:p>
      <text:p text:style-name="Standard"/>
      <text:p text:style-name="P4">Towns and creatures</text:p>
      <text:p text:style-name="P3">The goal is to increase variety, especially early game. I try to make less used units better. I also try to get upgrades to matter more as it is generally better to get another dwelling. HotA nerfs Necro and conflux hard which was needed.</text:p>
      <text:p text:style-name="P1">Castle</text:p>
      <text:p text:style-name="Standard"><text:span text:style-name="Standardstycketeckensnitt"><text:span text:style-name="T1">Zealots have</text:span></text:span><text:span text:style-name="Standardstycketeckensnitt"><text:span text:style-name="T1"> </text:span></text:span><text:span text:style-name="Standardstycketeckensnitt"><text:span text:style-name="T2">10 - 14</text:span></text:span><text:span text:style-name="Standardstycketeckensnitt"><text:span text:style-name="T1"> damage [10-12].</text:span></text:span></text:p>
      <text:p text:style-name="P10"/>
      <text:p text:style-name="P1">Rampart</text:p>
      <text:p text:style-name="P7">Mystic pond cost 500g [2000 + 2 of every resource].</text:p>
      <text:p text:style-name="Standard"><text:span text:style-name="Standardstycketeckensnitt"><text:span text:style-name="T1">Battle dwarves have and </text:span></text:span><text:span text:style-name="Standardstycketeckensnitt"><text:span text:style-name="T2">9/9</text:span></text:span><text:span text:style-name="Standardstycketeckensnitt"><text:span text:style-name="T1"> attack/defense. [7/7].</text:span></text:span></text:p>
      <text:p text:style-name="Standard"><text:span text:style-name="Standardstycketeckensnitt"><text:span text:style-name="T2">4-7</text:span></text:span><text:span text:style-name="Standardstycketeckensnitt"><text:span text:style-name="T1"> starting dwarfs. [3-5].</text:span></text:span></text:p>
      <text:p text:style-name="P10"/>
      <text:p text:style-name="P1"><text:soft-page-break/>Tower</text:p>
      <text:p text:style-name="P7">Mage Tower cost 0 of all special resources [5].</text:p>
      <text:p text:style-name="P7">Golden Pavillion cost 5 of all special resources [2].</text:p>
      <text:p text:style-name="P7">Obsidian Gargoyles now have 2-4 damage [2-3].</text:p>
      <text:p text:style-name="P7">Arch Mages have 9-11 damage [7-9].</text:p>
      <text:p text:style-name="P7"/>
      <text:p text:style-name="P1">Inferno</text:p>
      <text:p text:style-name="Standard"><text:span text:style-name="Standardstycketeckensnitt"><text:span text:style-name="T1">Amount of starting Imps increased to </text:span></text:span><text:span text:style-name="Standardstycketeckensnitt"><text:span text:style-name="T2">20–30</text:span></text:span><text:span text:style-name="Standardstycketeckensnitt"><text:span text:style-name="T1"> [15–25].</text:span></text:span></text:p>
      <text:p text:style-name="Standard"><text:span text:style-name="Standardstycketeckensnitt"><text:span text:style-name="T1">Imps have </text:span></text:span><text:span text:style-name="Standardstycketeckensnitt"><text:span text:style-name="T2">3</text:span></text:span><text:span text:style-name="Standardstycketeckensnitt"><text:span text:style-name="T1"> Attack and cost </text:span></text:span><text:span text:style-name="Standardstycketeckensnitt"><text:span text:style-name="T2">35</text:span></text:span><text:span text:style-name="Standardstycketeckensnitt"><text:span text:style-name="T1"> [2, 50].</text:span></text:span></text:p>
      <text:p text:style-name="Standard"><text:span text:style-name="Standardstycketeckensnitt"><text:span text:style-name="T1">Familiars have </text:span></text:span><text:span text:style-name="Standardstycketeckensnitt"><text:span text:style-name="T2">6</text:span></text:span><text:span text:style-name="Standardstycketeckensnitt"><text:span text:style-name="T1"> Atta</text:span></text:span><text:span text:style-name="Standardstycketeckensnitt"><text:span text:style-name="T1">ck, Dmg </text:span></text:span><text:span text:style-name="Standardstycketeckensnitt"><text:span text:style-name="T2">1-3</text:span></text:span><text:span text:style-name="Standardstycketeckensnitt"><text:span text:style-name="T1"> and cost </text:span></text:span><text:span text:style-name="Standardstycketeckensnitt"><text:span text:style-name="T2">50</text:span></text:span><text:span text:style-name="Standardstycketeckensnitt"><text:span text:style-name="T1"> g [4, 1-2, 60].</text:span></text:span></text:p>
      <text:p text:style-name="Standard"><text:span text:style-name="Standardstycketeckensnitt"><text:span text:style-name="T1">Gogs/Magogs cost </text:span></text:span><text:span text:style-name="Standardstycketeckensnitt"><text:span text:style-name="T2">115/150</text:span></text:span><text:span text:style-name="Standardstycketeckensnitt"><text:span text:style-name="T1"> gold [125, 175].</text:span></text:span></text:p>
      <text:p text:style-name="Standard"><text:span text:style-name="Standardstycketeckensnitt"><text:span text:style-name="T1">Devils and Arch devils have </text:span></text:span><text:span text:style-name="Standardstycketeckensnitt"><text:span text:style-name="T2">170/240</text:span></text:span><text:span text:style-name="Standardstycketeckensnitt"><text:span text:style-name="T1">hp and have </text:span></text:span><text:span text:style-name="Standardstycketeckensnitt"><text:span text:style-name="T2">30-50</text:span></text:span><text:span text:style-name="Standardstycketeckensnitt"><text:span text:style-name="T1"> damage. [160/200, 30-40].</text:span></text:span></text:p>
      <text:p text:style-name="P1"/>
      <text:p text:style-name="Text_20_body"><text:span text:style-name="Standardstycketeckensnitt"><text:span text:style-name="T8">Necropolis</text:span></text:span></text:p>
      <text:p text:style-name="Standard"><text:span text:style-name="Standardstycketeckensnitt"><text:span text:style-name="T1">Walking dead/zombie have </text:span></text:span><text:span text:style-name="Standardstycketeckensnitt"><text:span text:style-name="T2">10</text:span></text:span><text:span text:style-name="Standardstycketeckensnitt"><text:span text:style-name="T1"> growth [8].</text:span></text:span></text:p>
      <text:p text:style-name="Standard"><text:span text:style-name="Standardstycketeckensnitt"><text:span text:style-name="T1">Zombies have </text:span></text:span><text:span text:style-name="Standardstycketeckensnitt"><text:span text:style-name="T2">2-4</text:span></text:span><text:span text:style-name="Standardstycketeckensnitt"><text:span text:style-name="T1"> damage [2-3].</text:span></text:span></text:p>
      <text:p text:style-name="Standard"><text:span text:style-name="Standardstycketeckensnitt"><text:span text:style-name="T1">Wight/Wraith have </text:span></text:span><text:span text:style-name="Standardstycketeckensnitt"><text:span text:style-name="T2">20/30</text:span></text:span><text:span text:style-name="Standardstycketeckensnitt"><text:span text:style-name="T1"> hp [18] .</text:span></text:span></text:p>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
      <text:p text:style-name="P1">Dungeon</text:p>
      <text:p text:style-name="Standard"><text:span text:style-name="Standardstycketeckensnitt"><text:span text:style-name="T1">Harpy hags have </text:span></text:span><text:span text:style-name="Standardstycketeckensnitt"><text:span text:style-name="T2">9</text:span></text:span><text:span text:style-name="Standardstycketeckensnitt"><text:span text:style-name="T1"> Attack [6].</text:span></text:span></text:p>
      <text:p text:style-name="Standard"><text:span text:style-name="Standardstycketeckensnitt"><text:span text:style-name="T1">Scorpicores </text:span></text:span><text:span text:style-name="Standardstycketeckensnitt"><text:span text:style-name="T2">16-22</text:span></text:span><text:span text:style-name="Standardstycketeckensnitt"><text:span text:style-name="T1"> damage [14-20]</text:span></text:span></text:p>
      <text:p text:style-name="P1"/>
      <text:p text:style-name="P1">Stronghold</text:p>
      <text:p text:style-name="Standard"><text:span text:style-name="Standardstycketeckensnitt"><text:span text:style-name="T1">Orc Chieftains do </text:span></text:span><text:span text:style-name="Standardstycketeckensnitt"><text:span text:style-name="T2">3-6</text:span></text:span><text:span text:style-name="Standardstycketeckensnitt"><text:span text:style-name="T1"> damage and cost </text:span></text:span><text:span text:style-name="Standardstycketeckensnitt"><text:span text:style-name="T2">180</text:span></text:span><text:span text:style-name="Standardstycketeckensnitt"><text:span text:style-name="T1"> [2-5, 165] .</text:span></text:span></text:p>
      <text:p text:style-name="Standard"><text:span text:style-name="Standardstycketeckensnitt"><text:span text:style-name="T1">Cyclops king have </text:span></text:span><text:span text:style-name="Standardstycketeckensnitt"><text:span text:style-name="T2">80</text:span></text:span><text:span text:style-name="Standardstycketeckensnitt"><text:span text:style-name="T1"> hp and cost </text:span></text:span><text:span text:style-name="Standardstycketeckensnitt"><text:span text:style-name="T2">1000 </text:span></text:span><text:span text:style-name="Standardstycketeckensnitt"><text:span text:style-name="T1">gold [70, 1100].</text:span></text:span></text:p>
      <text:p text:style-name="P1"/>
      <text:p text:style-name="P1">Fortress</text:p>
      <text:p text:style-name="Standard"><text:span text:style-name="Standardstycketeckensnitt"><text:span text:style-name="T1">Wyvern Monarchs now have </text:span></text:span><text:span text:style-name="Standardstycketeckensnitt"><text:span text:style-name="T2">80</text:span></text:span><text:span text:style-name="Standardstycketeckensnitt"><text:span text:style-name="T1"> hp [70].</text:span></text:span></text:p>
      <text:p text:style-name="Standard"><text:span text:style-name="Standardstycketeckensnitt"><text:span text:style-name="T1">Gnolls have </text:span></text:span><text:span text:style-name="Standardstycketeckensnitt"><text:span text:style-name="T2">14</text:span></text:span><text:span text:style-name="Standardstycketeckensnitt"><text:span text:style-name="T1"> growth [12] .</text:span></text:span></text:p>
      <text:p text:style-name="Standard"><text:span text:style-name="Standardstycketeckensnitt"><text:span text:style-name="T1">Gnoll Marauders have </text:span></text:span><text:span text:style-name="Standardstycketeckensnitt"><text:span text:style-name="T2">6</text:span></text:span><text:span text:style-name="Standardstycketeckensnitt"><text:span text:style-name="T1"> attack [4].</text:span></text:span></text:p>
      <text:p text:style-name="Standard"><text:span text:style-name="Standardstycketeckensnitt"><text:span text:style-name="T1">Greater Basilisk have 8-12 damage [6-10].</text:span></text:span></text:p>
      <text:p text:style-name="Standard"><text:span text:style-name="Standardstycketeckensnitt"><text:span text:style-name="T1">Chaos H</text:span></text:span><text:span text:style-name="Standardstycketeckensnitt"><text:span text:style-name="T1">ydras have </text:span></text:span><text:span text:style-name="Standardstycketeckensnitt"><text:span text:style-name="T2">30 - 50</text:span></text:span><text:span text:style-name="Standardstycketeckensnitt"><text:span text:style-name="T1"> damage and </text:span></text:span><text:span text:style-name="Standardstycketeckensnitt"><text:span text:style-name="T2">300</text:span></text:span><text:span text:style-name="Standardstycketeckensnitt"><text:span text:style-name="T1"> hp [25 - 45, 250].</text:span></text:span></text:p>
      <text:p text:style-name="P3"/>
      <text:p text:style-name="P1">War machines</text:p>
      <text:p text:style-name="Standard"><text:span text:style-name="Standardstycketeckensnitt"><text:span text:style-name="T1">Ammo cart and First Aid Tent have </text:span></text:span><text:span text:style-name="Standardstycketeckensnitt"><text:span text:style-name="T1">250</text:span></text:span><text:span text:style-name="Standardstycketeckensnitt"><text:span text:style-name="T1"> hp. </text:span></text:span>[100/75]</text:p>
      <text:p text:style-name="P7">Ballista cost 1500, does 3-5 damage [2-3].</text:p>
      <text:p text:style-name="P8"><text:soft-page-break/>Latest balance changes:</text:p>
      <text:p text:style-name="P7">Anti Magic cost 12 [15]</text:p>
      <text:p text:style-name="Standard">Magic mirror cost 5 [6]</text:p>
      <text:p text:style-name="Standard">Berserk cost [25, 20, 25, 30.]</text:p>
      <text:p text:style-name="P9"/>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0"><text:span text:style-name="Standardstycketeckensnitt"><text:span text:style-name="T10">Greater Basilisk have 8-12 damage [6-10].</text:span></text:span></text:p>
      <text:p text:style-name="P9"><text:span text:style-name="Standardstycketeckensnitt">Remove: Angels have</text:span><text:span text:style-name="Standardstycketeckensnitt"><text:span text:style-name="T9"> 180</text:span></text:span><text:span text:style-name="Standardstycketeckensnitt"> hp [200].</text:span></text:p>
      <text:p text:style-name="P9"/>
      <text:p text:style-name="P9">Remove: eagle eye and other changes to secondary skill probabilities. </text:p>
      <text:p text:style-name="P8"/>
      <text:p text:style-name="P8">Idéer</text:p>
      <text:p text:style-name="P9">Magi:</text:p>
      <text:p text:style-name="P9">Dimension door kostar 30 [25].</text:p>
      <text:p text:style-name="P9">Sacrifice kostar 20 [24].</text:p>
      <text:p text:style-name="P9">Forgetfulness kostar 12 [15].</text:p>
      <text:p text:style-name="P9"/>
      <text:p text:style-name="P9">Lag:</text:p>
      <text:p text:style-name="P9">Billigare pit lords. Cost 600 [700] Alternativt kostar uppgraderad upg.byggnaden 1500 [3000]. </text:p>
      <text:p text:style-name="P9">+1 speed på greater basilisk.</text:p>
      <text:p text:style-name="P9">3-5 starting elves [2-4]</text:p>
      <text:p text:style-name="P9">Galthran available in all templates.</text:p>
      <text:p text:style-name="P8"/>
      <text:p text:style-name="P8">Idéer secondary skills:</text:p>
      <text:p text:style-name="P7">Sorcery: 10 /20/30% [5/10/15]</text:p>
      <text:p text:style-name="P7">Learning: 25%/50/75% <text:s/>[5/10/15]</text:p>
      <text:p text:style-name="P7">First aid gives 50/100/150 [1-50,1-75, 1-100]</text:p>
      <text:p text:style-name="P7"/>
      <text:p text:style-name="P7">Merge: Artillery and Ballistics</text:p>
      <text:p text:style-name="P7">Eagle Eye and Scholar.</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GaramondNo8"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Jonas Hagerlid</meta:initial-creator>
    <dc:creator>Jonas Hagerlid</dc:creator>
    <meta:creation-date>2021-02-16T00:21:00Z</meta:creation-date>
    <dc:date>2022-05-16T19:26:28.36</dc:date>
    <meta:editing-cycles>45</meta:editing-cycles>
    <meta:editing-duration>PT3H50M37S</meta:editing-duration>
    <meta:document-statistic meta:table-count="2" meta:image-count="0" meta:object-count="0" meta:page-count="4" meta:paragraph-count="271" meta:word-count="914" meta:character-count="5091"/>
    <meta:template xlink:type="simple" xlink:actuate="onRequest" xlink:title="" xlink:href="../../../../Dropbox/Spelprojekt/HoMM3mod/HoMM3mod%20version%202.odt/Normal"/>
  </office:meta>
</office:document-meta>
</file>